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87cm" style:rel-column-width="14918*"/>
    </style:style>
    <style:style style:name="Tabelle1.B" style:family="table-column">
      <style:table-column-properties style:column-width="4.895cm" style:rel-column-width="18869*"/>
    </style:style>
    <style:style style:name="Tabelle1.C" style:family="table-column">
      <style:table-column-properties style:column-width="4.464cm" style:rel-column-width="17209*"/>
    </style:style>
    <style:style style:name="Tabelle1.D" style:family="table-column">
      <style:table-column-properties style:column-width="3.771cm" style:rel-column-width="1453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2" style:family="table-row">
      <style:table-row-properties fo:background-color="transparent" style:keep-together="true" fo:keep-together="auto">
        <style:background-image/>
      </style:table-row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style:vertical-align="" fo:background-color="#ff3333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2" style:family="table-cell">
      <style:table-cell-properties style:vertical-align="" fo:background-color="#ff3333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>
      <style:table-cell-properties style:vertical-align="" fo:background-color="#ff3333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le1.D4" style:family="table-cell">
      <style:table-cell-properties style:vertical-align="" fo:background-color="#ff3333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elle1.B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D5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1.B7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B10" style:family="table-cell" style:data-style-name="N107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1.B14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elle1.D14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D17" style:family="table-cell" style:data-style-name="N107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 style:master-page-name="">
      <style:paragraph-properties style:page-number="auto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2pt" fo:background-color="transparent" style:font-size-asian="12pt" style:font-size-complex="12pt"/>
    </style:style>
    <style:style style:name="P9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Table_20_Contents">
      <style:text-properties fo:font-size="12pt" fo:background-color="transparent" style:font-size-asian="12pt" style:font-size-complex="12pt"/>
    </style:style>
    <style:style style:name="P11" style:family="paragraph" style:parent-style-name="Table_20_Contents">
      <style:text-properties fo:color="#000000" style:font-name="Times New Roman1" fo:font-size="12pt" fo:background-color="transparen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c4043" style:font-name="arial" fo:font-size="22.5pt" fo:letter-spacing="normal" fo:font-style="normal" fo:font-weight="normal"/>
    </style:style>
    <style:style style:name="T4" style:family="text">
      <style:text-properties fo:font-variant="normal" fo:text-transform="none" fo:color="#3c4043" fo:font-size="22.5pt" fo:letter-spacing="normal" fo:font-style="normal" fo:font-weight="normal"/>
    </style:style>
    <style:style style:name="T5" style:family="text">
      <style:text-properties fo:font-variant="normal" fo:text-transform="none" fo:color="#3c4043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Kostenplanung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">Kosten</text:p>
          </table:table-cell>
          <table:table-cell table:style-name="Tabelle1.A1" office:value-type="string">
            <text:p text:style-name="P5">1. Geschäftsjahr</text:p>
          </table:table-cell>
          <table:table-cell table:style-name="Tabelle1.A1" office:value-type="string">
            <text:p text:style-name="P5">2. Geschäftsjahr</text:p>
          </table:table-cell>
          <table:table-cell table:style-name="Tabelle1.D1" office:value-type="string">
            <text:p text:style-name="P5">3. Geschäftsjahr</text:p>
          </table:table-cell>
        </table:table-row>
        <table:table-row table:style-name="Tabelle1.2">
          <table:table-cell table:style-name="Tabelle1.A2" office:value-type="string">
            <text:p text:style-name="P5">Materialkosten</text:p>
          </table:table-cell>
          <table:table-cell table:style-name="Tabelle1.B2" office:value-type="string">
            <text:p text:style-name="P8">Kommt noch</text:p>
          </table:table-cell>
          <table:table-cell table:style-name="Tabelle1.B2" office:value-type="string">
            <text:p text:style-name="P8"/>
          </table:table-cell>
          <table:table-cell table:style-name="Tabelle1.D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5">Personalkosten inkl. Abeiteranteil</text:p>
          </table:table-cell>
          <table:table-cell table:style-name="Tabelle1.A2" office:value-type="string">
            <text:p text:style-name="P5">Entwicklung: <text:tab/>br.312000€</text:p>
            <text:p text:style-name="P5">Design:<text:tab/>br.280800€</text:p>
            <text:p text:style-name="P5">Produktion:<text:tab/>br.249600€</text:p>
            <text:p text:style-name="P5">Verkauf:<text:tab/>br.249600€</text:p>
            <text:p text:style-name="P5">Management:<text:tab/>br.327600€</text:p>
            <text:p text:style-name="P5"/>
            <text:p text:style-name="Table_20_Contents"><text:span text:style-name="T1">Lena Pommerman: </text:span><text:span text:style-name="T2">28080</text:span> <text:span text:style-name="T1">€</text:span>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 table:style-name="Tabelle1.2">
          <table:table-cell table:style-name="Tabelle1.A2" office:value-type="string">
            <text:p text:style-name="P5">Miete/Pacht</text:p>
          </table:table-cell>
          <table:table-cell table:style-name="Tabelle1.B4" office:value-type="string">
            <text:p text:style-name="P8">Kommt noch</text:p>
          </table:table-cell>
          <table:table-cell table:style-name="Tabelle1.B4" office:value-type="string">
            <text:p text:style-name="P8"/>
          </table:table-cell>
          <table:table-cell table:style-name="Tabelle1.D4" office:value-type="string">
            <text:p text:style-name="P8"/>
          </table:table-cell>
        </table:table-row>
        <table:table-row table:style-name="Tabelle1.2">
          <table:table-cell table:style-name="Tabelle1.A2" office:value-type="string">
            <text:p text:style-name="P5">Heizung, Strom, Wasser, Gas</text:p>
          </table:table-cell>
          <table:table-cell table:style-name="Tabelle1.B5" office:value-type="string">
            <text:p text:style-name="P8">21.555€ +/- 1000€-2000€</text:p>
          </table:table-cell>
          <table:table-cell table:style-name="Tabelle1.B5" office:value-type="string">
            <text:p text:style-name="P8">Bleibt gleich</text:p>
          </table:table-cell>
          <table:table-cell table:style-name="Tabelle1.D5" office:value-type="string">
            <text:p text:style-name="P8">Bleibt gleich</text:p>
          </table:table-cell>
        </table:table-row>
        <table:table-row>
          <table:table-cell table:style-name="Tabelle1.A2" office:value-type="string">
            <text:p text:style-name="P5">Werbung</text:p>
          </table:table-cell>
          <table:table-cell table:style-name="Tabelle1.A2" office:value-type="string">
            <text:p text:style-name="P5">Flugblätter und Plakate: 5958.83€</text:p>
            <text:p text:style-name="P5"/>
            <text:p text:style-name="P5"/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Versicherungen</text:p>
          </table:table-cell>
          <table:table-cell table:style-name="Tabelle1.B7" office:value-type="currency" office:currency="EUR" office:value="998.4">
            <text:p text:style-name="P4">998,40 €</text:p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Beiträge</text:p>
          </table:table-cell>
          <table:table-cell table:style-name="Tabelle1.A2" office:value-type="string">
            <text:p text:style-name="P5">Kleingewerbe:<text:tab/>30-75€</text:p>
            <text:p text:style-name="P5">Handelsregister eingetragende Unternehmen:<text:tab/>150-300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 table:style-name="Tabelle1.2">
          <table:table-cell table:style-name="Tabelle1.A2" office:value-type="string">
            <text:p text:style-name="P5">Kraftfahrzeuge</text:p>
          </table:table-cell>
          <table:table-cell table:style-name="Tabelle1.B4" office:value-type="string">
            <text:p text:style-name="P8">Kommt noch</text:p>
          </table:table-cell>
          <table:table-cell table:style-name="Tabelle1.B4" office:value-type="string">
            <text:p text:style-name="P8"/>
          </table:table-cell>
          <table:table-cell table:style-name="Tabelle1.D4" office:value-type="string">
            <text:p text:style-name="P8"/>
          </table:table-cell>
        </table:table-row>
        <table:table-row table:style-name="Tabelle1.2">
          <table:table-cell table:style-name="Tabelle1.A2" office:value-type="string">
            <text:p text:style-name="P5">Reisekosten</text:p>
          </table:table-cell>
          <table:table-cell table:style-name="Tabelle1.B10" office:value-type="currency" office:currency="EUR" office:value="0">
            <text:p text:style-name="P8">0,00 €</text:p>
          </table:table-cell>
          <table:table-cell table:style-name="Tabelle1.B5" office:value-type="string">
            <text:p text:style-name="P8">Bleibt gleich</text:p>
          </table:table-cell>
          <table:table-cell table:style-name="Tabelle1.D5" office:value-type="string">
            <text:p text:style-name="P8">Bleibt gleich</text:p>
          </table:table-cell>
        </table:table-row>
        <table:table-row>
          <table:table-cell table:style-name="Tabelle1.A2" office:value-type="string">
            <text:p text:style-name="P5">Büromaterial, Telefon, Fax, Internet</text:p>
          </table:table-cell>
          <table:table-cell table:style-name="Tabelle1.A2" office:value-type="string">
            <text:p text:style-name="P5">Büromaterial:<text:tab/>12.365€</text:p>
            <text:p text:style-name="P5">Tel,Fax und Internet:</text:p>
            <text:p text:style-name="P5">19.90€</text:p>
          </table:table-cell>
          <table:table-cell table:style-name="Tabelle1.A2" office:value-type="string">
            <text:p text:style-name="P5">Büromaterial:</text:p>
            <text:p text:style-name="P5">12.365€</text:p>
            <text:p text:style-name="P5">Tel,Fax und Internet:</text:p>
            <text:p text:style-name="P5">44€</text:p>
          </table:table-cell>
          <table:table-cell table:style-name="Tabelle1.D3" office:value-type="string">
            <text:p text:style-name="P5">Büromaterial:<text:tab/></text:p>
            <text:p text:style-name="P5">12.365€</text:p>
            <text:p text:style-name="P5">Tel,Fax und Internet:</text:p>
            <text:p text:style-name="P5">'Neuer Vertrag'</text:p>
          </table:table-cell>
        </table:table-row>
        <table:table-row>
          <table:table-cell table:style-name="Tabelle1.A2" office:value-type="string">
            <text:p text:style-name="P5">Buchführungskosten</text:p>
          </table:table-cell>
          <table:table-cell table:style-name="Tabelle1.A2" office:value-type="string">
            <text:p text:style-name="P5">512,40€-3620,40€</text:p>
          </table:table-cell>
          <table:table-cell table:style-name="Tabelle1.A2" office:value-type="string">
            <text:p text:style-name="P5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5">Sonstige Ausgaben</text:p>
          </table:table-cell>
          <table:table-cell table:style-name="Tabelle1.A2" office:value-type="string">
            <text:p text:style-name="P5">Kühlschrank: 300€-1000€</text:p>
            <text:p text:style-name="P5">Kaffemaschiene: 20€-70€</text:p>
            <text:p text:style-name="P5">Frühstück: 91,25€</text:p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Zinsen</text:p>
          </table:table-cell>
          <table:table-cell table:style-name="Tabelle1.B14" office:value-type="string">
            <text:p text:style-name="P8">Kommt noch</text:p>
          </table:table-cell>
          <table:table-cell table:style-name="Tabelle1.B14" office:value-type="string">
            <text:p text:style-name="P8"/>
          </table:table-cell>
          <table:table-cell table:style-name="Tabelle1.D14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6">Summe1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6">Investitionen und Abschreibungen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7">Investitionen</text:p>
          </table:table-cell>
          <table:table-cell table:style-name="Tabelle1.B10" office:value-type="currency" office:currency="EUR" office:value="84975.04">
            <text:p text:style-name="P11"><text:span text:style-name="T6">84.975,04 €</text:span></text:p>
          </table:table-cell>
          <table:table-cell table:style-name="Tabelle1.B10" office:value-type="currency" office:currency="EUR" office:value="0">
            <text:p text:style-name="P8">0,00 €</text:p>
          </table:table-cell>
          <table:table-cell table:style-name="Tabelle1.D17" office:value-type="currency" office:currency="EUR" office:value="0">
            <text:p text:style-name="P8">0,00 €</text:p>
          </table:table-cell>
        </table:table-row>
        <table:table-row>
          <table:table-cell table:style-name="Tabelle1.A2" office:value-type="string">
            <text:p text:style-name="P7">Abschreibungen</text:p>
          </table:table-cell>
          <table:table-cell table:style-name="Tabelle1.B7" office:value-type="currency" office:currency="EUR" office:value="375">
            <text:p text:style-name="P9">375,00 €</text:p>
          </table:table-cell>
          <table:table-cell table:style-name="Tabelle1.A2" office:value-type="string">
            <text:p text:style-name="P9">Bleibt gleich</text:p>
          </table:table-cell>
          <table:table-cell table:style-name="Tabelle1.D3" office:value-type="string">
            <text:p text:style-name="P5">Bleibt gleich</text:p>
          </table:table-cell>
        </table:table-row>
        <table:table-row>
          <table:table-cell table:style-name="Tabelle1.A2" office:value-type="string">
            <text:p text:style-name="P6">Summe2</text:p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D3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7">Gesamtsumme</text:p>
          </table:table-cell>
          <table:table-cell table:style-name="Tabelle1.B2" office:value-type="string">
            <text:p text:style-name="P8">Kommt noch</text:p>
          </table:table-cell>
          <table:table-cell table:style-name="Tabelle1.B2" office:value-type="string">
            <text:p text:style-name="P8"/>
          </table:table-cell>
          <table:table-cell table:style-name="Tabelle1.D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0T20:40:15.05</meta:creation-date>
    <dc:date>2019-05-21T18:34:45.73</dc:date>
    <dc:creator>Kevin Renhardt</dc:creator>
    <meta:editing-duration>PT1H6M28S</meta:editing-duration>
    <meta:editing-cycles>9</meta:editing-cycles>
    <meta:generator>OpenOffice/4.1.5$Win32 OpenOffice.org_project/415m1$Build-9789</meta:generator>
    <meta:document-statistic meta:table-count="1" meta:image-count="0" meta:object-count="0" meta:page-count="1" meta:paragraph-count="74" meta:word-count="142" meta:character-count="1137"/>
  </office:meta>
</office:document-meta>
</file>